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366066616687506426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7524442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6391312741401276338" text:style-name="L2">
        <text:list-item>
          <text:p text:style-name="P9">MATLAB classification forest </text:p>
          <text:list>
            <text:list-item>
              <text:p text:style-name="P7"><text:soft-page-break/>(default settings) – 11 trees: 62,11%</text:p>
            </text:list-item>
            <text:list-item>
              <text:p text:style-name="P7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7">Linear tree forest (11)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  <text:list-item>
              <text:p text:style-name="P7">(100t, 'mahal'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5,26%</text:p>
            </text:list-item>
            <text:list-item>
              <text:p text:style-name="P7">(distance = 1): 64,21%</text:p>
            </text:list-item>
            <text:list-item>
              <text:p text:style-name="P7">(distance = 'mahal'): 72,63%</text:p>
            </text:list-item>
          </text:list>
        </text:list-item>
        <text:list-item>
          <text:p text:style-name="P7">Linear tree (maxSplits = Inf)</text:p>
          <text:list>
            <text:list-item>
              <text:p text:style-name="P7">(distance = 2): 73,16%</text:p>
            </text:list-item>
            <text:list-item>
              <text:p text:style-name="P7">(distance = 2, PCA(189ft.)): 67,37%</text:p>
            </text:list-item>
            <text:list-item>
              <text:p text:style-name="P7">(distance = 2, PCA(20ft.)): 68,42%</text:p>
            </text:list-item>
            <text:list-item>
              <text:p text:style-name="P7">(distance = 'mahal', PCA(189ft.)): 67,37%</text:p>
            </text:list-item>
          </text:list>
        </text:list-item>
        <text:list-item>
          <text:p text:style-name="P7">SVM</text:p>
          <text:list>
            <text:list-item>
              <text:p text:style-name="P7">(default settings – linear): <text:span text:style-name="T2">77,89</text:span>%</text:p>
            </text:list-item>
            <text:list-item>
              <text:p text:style-name="P7">(quadratic): 60,00%</text:p>
            </text:list-item>
            <text:list-item>
              <text:p text:style-name="P7">(polynomial): 52,63% (3<text:span text:style-name="T3">rd</text:span> order), higher orders did not converge</text:p>
            </text:list-item>
            <text:list-item>
              <text:p text:style-name="P7">(RBF, sigma = 1): 52,63%</text:p>
            </text:list-item>
            <text:list-item>
              <text:p text:style-name="P7">(RBF, sigma = 31): 76,32%</text:p>
            </text:list-item>
            <text:list-item>
              <text:p text:style-name="P7">(default MLP): 50%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7-30T17:36:11.43</dc:date>
    <meta:editing-duration>P1DT13H8M40S</meta:editing-duration>
    <meta:editing-cycles>27</meta:editing-cycles>
    <meta:generator>OpenOffice/4.1.1$Win32 OpenOffice.org_project/411m6$Build-9775</meta:generator>
    <meta:document-statistic meta:table-count="0" meta:image-count="0" meta:object-count="0" meta:page-count="2" meta:paragraph-count="54" meta:word-count="357" meta:character-count="2162"/>
  </office:meta>
</office:document-meta>
</file>